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06cm" fo:min-width="0.91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6" style:family="graphic" style:parent-style-name="standard">
      <style:graphic-properties draw:fill-color="#007826" draw:textarea-horizontal-align="justify" draw:textarea-vertical-align="middle" draw:auto-grow-height="false" fo:min-height="1.306cm" fo:min-width="0.914cm"/>
    </style:style>
    <style:style style:name="gr7" style:family="graphic" style:parent-style-name="standard">
      <style:graphic-properties draw:fill-color="#00331a" draw:textarea-horizontal-align="justify" draw:textarea-vertical-align="middle" draw:auto-grow-height="false" fo:min-height="1.306cm" fo:min-width="0.914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weight="bold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loext:graphic-properties draw:fill-color="#007826"/>
      <style:paragraph-properties fo:text-align="center"/>
    </style:style>
    <style:style style:name="P8" style:family="paragraph">
      <loext:graphic-properties draw:fill-color="#00331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2cm" svg:height="2.2cm" svg:x="1.2cm" svg:y="1.4cm">
          <text:p text:style-name="P1">73</text:p>
          <text:p text:style-name="P1">[0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11.8cm" svg:y="1.2cm">
          <text:p text:style-name="P1">16</text:p>
          <text:p text:style-name="P1">[1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24cm" svg:y="8.2cm">
          <text:p text:style-name="P1">51</text:p>
          <text:p text:style-name="P1">[2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19.6cm" svg:y="1cm">
          <text:p text:style-name="P1">71</text:p>
          <text:p text:style-name="P1">[3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13.6cm" svg:y="11.4cm">
          <text:p text:style-name="P1">90</text:p>
          <text:p text:style-name="P1">[4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5.4cm" svg:y="5.2cm">
          <text:p text:style-name="P1">12</text:p>
          <text:p text:style-name="P1">[5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6cm" svg:y="1.2cm">
          <text:p text:style-name="P1">76</text:p>
          <text:p text:style-name="P1">[6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9cm" svg:y="8.2cm">
          <text:p text:style-name="P1">95</text:p>
          <text:p text:style-name="P1">[7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1.6cm" svg:y="16.6cm">
          <text:p text:style-name="P1">34</text:p>
          <text:p text:style-name="P1">[8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18cm" svg:y="7.2cm">
          <text:p text:style-name="P1">64</text:p>
          <text:p text:style-name="P1">[9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1cm" svg:y="9cm">
          <text:p text:style-name="P1">79</text:p>
          <text:p text:style-name="P1">[10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24.2cm" svg:y="2.4cm">
          <text:p text:style-name="P1">45</text:p>
          <text:p text:style-name="P1">[11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13.6cm" svg:y="5cm">
          <text:p text:style-name="P1">37</text:p>
          <text:p text:style-name="P1">[12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7cm" svg:y="13cm">
          <text:p text:style-name="P1">44</text:p>
          <text:p text:style-name="P1">[13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22.6cm" svg:y="13.8cm">
          <text:p text:style-name="P1">49</text:p>
          <text:p text:style-name="P1">[14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1.4cm" svg:height="6.65cm" svg:x="9.8cm" svg:y="14.15cm">
          <draw:text-box>
            <text:p>El método llenarVertices() simplemente hace crear los nodos en el arreglo</text:p>
            <text:p/>
            <text:p>El metodo setMatriz_adyacencia()</text:p>
            <text:p>Pondra toda la matriz en false por default. La corremos desde el constructor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custom-shape draw:style-name="gr1" draw:text-style-name="P1" draw:layer="layout" svg:width="2cm" svg:height="2.2cm" svg:x="1.201cm" svg:y="1.401cm">
          <text:p text:style-name="P1">73</text:p>
          <text:p text:style-name="P1">[0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11.2cm" svg:y="1.8cm">
          <text:p text:style-name="P1">16</text:p>
          <text:p text:style-name="P1">[1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24.001cm" svg:y="8.201cm">
          <text:p text:style-name="P1">51</text:p>
          <text:p text:style-name="P1">[2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19.601cm" svg:y="1.001cm">
          <text:p text:style-name="P1">71</text:p>
          <text:p text:style-name="P1">[3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13.601cm" svg:y="11.401cm">
          <text:p text:style-name="P1">90</text:p>
          <text:p text:style-name="P1">[4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6cm" svg:y="5.6cm">
          <text:p text:style-name="P1">12</text:p>
          <text:p text:style-name="P1">[5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6.001cm" svg:y="1.201cm">
          <text:p text:style-name="P1">76</text:p>
          <text:p text:style-name="P1">[6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9.001cm" svg:y="8.201cm">
          <text:p text:style-name="P1">95</text:p>
          <text:p text:style-name="P1">[7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1.601cm" svg:y="16.601cm">
          <text:p text:style-name="P1">34</text:p>
          <text:p text:style-name="P1">[8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18.001cm" svg:y="7.201cm">
          <text:p text:style-name="P1">64</text:p>
          <text:p text:style-name="P1">[9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1.001cm" svg:y="9.001cm">
          <text:p text:style-name="P1">79</text:p>
          <text:p text:style-name="P1">[10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24.201cm" svg:y="2.401cm">
          <text:p text:style-name="P1">45</text:p>
          <text:p text:style-name="P1">[11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13.601cm" svg:y="5.001cm">
          <text:p text:style-name="P1">37</text:p>
          <text:p text:style-name="P1">[12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7.001cm" svg:y="13.001cm">
          <text:p text:style-name="P1">44</text:p>
          <text:p text:style-name="P1">[13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22.601cm" svg:y="13.801cm">
          <text:p text:style-name="P1">49</text:p>
          <text:p text:style-name="P1">[14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201cm" svg:y1="2.284cm" svg:x2="6.202cm" svg:y2="2.284cm">
          <text:p/>
        </draw:line>
        <draw:line draw:style-name="gr4" draw:text-style-name="P4" draw:layer="layout" svg:x1="7.999cm" svg:y1="2.2cm" svg:x2="13.601cm" svg:y2="5.8cm">
          <text:p/>
        </draw:line>
        <draw:line draw:style-name="gr4" draw:text-style-name="P4" draw:layer="layout" svg:x1="2.4cm" svg:y1="3.601cm" svg:x2="2cm" svg:y2="9.001cm">
          <text:p/>
        </draw:line>
        <draw:line draw:style-name="gr4" draw:text-style-name="P4" draw:layer="layout" svg:x1="2.2cm" svg:y1="11.201cm" svg:x2="2.578cm" svg:y2="16.545cm">
          <text:p/>
        </draw:line>
        <draw:line draw:style-name="gr4" draw:text-style-name="P4" draw:layer="layout" svg:x1="3.599cm" svg:y1="17.4cm" svg:x2="7.4cm" svg:y2="14.8cm">
          <text:p/>
        </draw:line>
        <draw:line draw:style-name="gr4" draw:text-style-name="P4" draw:layer="layout" svg:x1="2.8cm" svg:y1="10cm" svg:x2="6.601cm" svg:y2="7.4cm">
          <text:p/>
        </draw:line>
        <draw:line draw:style-name="gr4" draw:text-style-name="P4" draw:layer="layout" svg:x1="8.399cm" svg:y1="13.2cm" svg:x2="9.6cm" svg:y2="10.2cm">
          <text:p/>
        </draw:line>
        <draw:line draw:style-name="gr4" draw:text-style-name="P4" draw:layer="layout" svg:x1="10.999cm" svg:y1="9cm" svg:x2="14cm" svg:y2="7cm">
          <text:p/>
        </draw:line>
        <draw:line draw:style-name="gr4" draw:text-style-name="P4" draw:layer="layout" svg:x1="15.399cm" svg:y1="11.6cm" svg:x2="18.4cm" svg:y2="9cm">
          <text:p/>
        </draw:line>
        <draw:line draw:style-name="gr4" draw:text-style-name="P4" draw:layer="layout" svg:x1="15.399cm" svg:y1="5.6cm" svg:x2="19.8cm" svg:y2="2.8cm">
          <text:p/>
        </draw:line>
        <draw:line draw:style-name="gr4" draw:text-style-name="P4" draw:layer="layout" svg:x1="19.8cm" svg:y1="2.2cm" svg:x2="12.99cm" svg:y2="2.97cm">
          <text:p/>
        </draw:line>
        <draw:line draw:style-name="gr4" draw:text-style-name="P4" draw:layer="layout" svg:x1="10.799cm" svg:y1="9.801cm" svg:x2="13.601cm" svg:y2="12cm">
          <text:p/>
        </draw:line>
        <draw:line draw:style-name="gr4" draw:text-style-name="P4" draw:layer="layout" svg:x1="15.4cm" svg:y1="12.8cm" svg:x2="22.601cm" svg:y2="14.8cm">
          <text:p/>
        </draw:line>
        <draw:line draw:style-name="gr4" draw:text-style-name="P4" draw:layer="layout" svg:x1="19.6cm" svg:y1="8.8cm" svg:x2="24.2cm" svg:y2="9.4cm">
          <text:p/>
        </draw:line>
        <draw:line draw:style-name="gr4" draw:text-style-name="P4" draw:layer="layout" svg:x1="19.8cm" svg:y1="7.8cm" svg:x2="24.6cm" svg:y2="4.2cm">
          <text:p/>
        </draw:line>
        <draw:frame draw:style-name="gr5" draw:text-style-name="P6" draw:layer="layout" svg:width="1.8cm" svg:height="0.962cm" svg:x="3.6cm" svg:y="1.4cm">
          <draw:text-box>
            <text:p text:style-name="P5">23</text:p>
          </draw:text-box>
        </draw:frame>
        <draw:frame draw:style-name="gr5" draw:text-style-name="P6" draw:layer="layout" svg:width="1.8cm" svg:height="0.962cm" svg:x="3.6cm" svg:y="7.8cm">
          <draw:text-box>
            <text:p text:style-name="P5">18</text:p>
          </draw:text-box>
        </draw:frame>
        <draw:frame draw:style-name="gr5" draw:text-style-name="P6" draw:layer="layout" svg:width="1.8cm" svg:height="0.962cm" svg:x="2.2cm" svg:y="5.4cm">
          <draw:text-box>
            <text:p text:style-name="P5">14</text:p>
          </draw:text-box>
        </draw:frame>
        <draw:frame draw:style-name="gr5" draw:text-style-name="P6" draw:layer="layout" svg:width="1.8cm" svg:height="0.962cm" svg:x="2.578cm" svg:y="13.2cm">
          <draw:text-box>
            <text:p text:style-name="P5">43</text:p>
          </draw:text-box>
        </draw:frame>
        <draw:frame draw:style-name="gr5" draw:text-style-name="P6" draw:layer="layout" svg:width="1.8cm" svg:height="0.962cm" svg:x="5.2cm" svg:y="16.038cm">
          <draw:text-box>
            <text:p text:style-name="P5">32</text:p>
          </draw:text-box>
        </draw:frame>
        <draw:frame draw:style-name="gr5" draw:text-style-name="P6" draw:layer="layout" svg:width="1.8cm" svg:height="0.962cm" svg:x="8.999cm" svg:y="11.438cm">
          <draw:text-box>
            <text:p text:style-name="P5">24</text:p>
          </draw:text-box>
        </draw:frame>
        <draw:frame draw:style-name="gr5" draw:text-style-name="P6" draw:layer="layout" svg:width="1.8cm" svg:height="0.962cm" svg:x="12.2cm" svg:y="8.2cm">
          <draw:text-box>
            <text:p text:style-name="P5">41</text:p>
          </draw:text-box>
        </draw:frame>
        <draw:frame draw:style-name="gr5" draw:text-style-name="P6" draw:layer="layout" svg:width="1.8cm" svg:height="0.962cm" svg:x="9.6cm" svg:y="4cm">
          <draw:text-box>
            <text:p text:style-name="P5">12</text:p>
          </draw:text-box>
        </draw:frame>
        <draw:frame draw:style-name="gr5" draw:text-style-name="P6" draw:layer="layout" svg:width="1.8cm" svg:height="0.962cm" svg:x="15.8cm" svg:y="1.6cm">
          <draw:text-box>
            <text:p text:style-name="P5">5</text:p>
          </draw:text-box>
        </draw:frame>
        <draw:frame draw:style-name="gr5" draw:text-style-name="P6" draw:layer="layout" svg:width="1.8cm" svg:height="0.962cm" svg:x="17.6cm" svg:y="4.4cm">
          <draw:text-box>
            <text:p text:style-name="P5">4</text:p>
          </draw:text-box>
        </draw:frame>
        <draw:frame draw:style-name="gr5" draw:text-style-name="P6" draw:layer="layout" svg:width="1.8cm" svg:height="0.962cm" svg:x="22.2cm" svg:y="6cm">
          <draw:text-box>
            <text:p text:style-name="P5">8</text:p>
          </draw:text-box>
        </draw:frame>
        <draw:frame draw:style-name="gr5" draw:text-style-name="P6" draw:layer="layout" svg:width="1.8cm" svg:height="0.962cm" svg:x="16.8cm" svg:y="10.238cm">
          <draw:text-box>
            <text:p text:style-name="P5">11</text:p>
          </draw:text-box>
        </draw:frame>
        <draw:frame draw:style-name="gr5" draw:text-style-name="P6" draw:layer="layout" svg:width="1.8cm" svg:height="0.962cm" svg:x="21.2cm" svg:y="9.2cm">
          <draw:text-box>
            <text:p text:style-name="P5">9</text:p>
          </draw:text-box>
        </draw:frame>
        <draw:frame draw:style-name="gr5" draw:text-style-name="P6" draw:layer="layout" svg:width="1.8cm" svg:height="0.962cm" svg:x="17.6cm" svg:y="13.8cm">
          <draw:text-box>
            <text:p text:style-name="P5">17</text:p>
          </draw:text-box>
        </draw:frame>
        <draw:frame draw:style-name="gr5" draw:text-style-name="P6" draw:layer="layout" svg:width="1.8cm" svg:height="0.962cm" svg:x="11.6cm" svg:y="11cm">
          <draw:text-box>
            <text:p text:style-name="P5">21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custom-shape draw:style-name="gr6" draw:text-style-name="P7" draw:layer="layout" svg:width="2cm" svg:height="2.2cm" svg:x="1.202cm" svg:y="1.402cm">
          <text:p text:style-name="P1">73</text:p>
          <text:p text:style-name="P1">[0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2cm" svg:height="2.2cm" svg:x="11.201cm" svg:y="1.801cm">
          <text:p text:style-name="P1">16</text:p>
          <text:p text:style-name="P1">[1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24.002cm" svg:y="8.202cm">
          <text:p text:style-name="P1">51</text:p>
          <text:p text:style-name="P1">[2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2cm" svg:height="2.2cm" svg:x="19.602cm" svg:y="1.002cm">
          <text:p text:style-name="P1">71</text:p>
          <text:p text:style-name="P1">[3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13.602cm" svg:y="11.402cm">
          <text:p text:style-name="P1">90</text:p>
          <text:p text:style-name="P1">[4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6.001cm" svg:y="5.601cm">
          <text:p text:style-name="P1">12</text:p>
          <text:p text:style-name="P1">[5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2cm" svg:height="2.2cm" svg:x="6.002cm" svg:y="1.202cm">
          <text:p text:style-name="P1">76</text:p>
          <text:p text:style-name="P1">[6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9.002cm" svg:y="8.202cm">
          <text:p text:style-name="P1">95</text:p>
          <text:p text:style-name="P1">[7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1.602cm" svg:y="16.602cm">
          <text:p text:style-name="P1">34</text:p>
          <text:p text:style-name="P1">[8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18.002cm" svg:y="7.202cm">
          <text:p text:style-name="P1">64</text:p>
          <text:p text:style-name="P1">[9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1.002cm" svg:y="9.002cm">
          <text:p text:style-name="P1">79</text:p>
          <text:p text:style-name="P1">[10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24.202cm" svg:y="2.402cm">
          <text:p text:style-name="P1">45</text:p>
          <text:p text:style-name="P1">[11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2cm" svg:height="2.2cm" svg:x="13.602cm" svg:y="5.002cm">
          <text:p text:style-name="P1">37</text:p>
          <text:p text:style-name="P1">[12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7.002cm" svg:y="13.002cm">
          <text:p text:style-name="P1">44</text:p>
          <text:p text:style-name="P1">[13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.2cm" svg:x="22.602cm" svg:y="13.802cm">
          <text:p text:style-name="P1">49</text:p>
          <text:p text:style-name="P1">[14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202cm" svg:y1="2.285cm" svg:x2="6.203cm" svg:y2="2.285cm">
          <text:p/>
        </draw:line>
        <draw:line draw:style-name="gr4" draw:text-style-name="P4" draw:layer="layout" svg:x1="8cm" svg:y1="2.201cm" svg:x2="13.602cm" svg:y2="5.801cm">
          <text:p/>
        </draw:line>
        <draw:line draw:style-name="gr4" draw:text-style-name="P4" draw:layer="layout" svg:x1="2.401cm" svg:y1="3.602cm" svg:x2="2.001cm" svg:y2="9.002cm">
          <text:p/>
        </draw:line>
        <draw:line draw:style-name="gr4" draw:text-style-name="P4" draw:layer="layout" svg:x1="2.201cm" svg:y1="11.202cm" svg:x2="2.579cm" svg:y2="16.546cm">
          <text:p/>
        </draw:line>
        <draw:line draw:style-name="gr4" draw:text-style-name="P4" draw:layer="layout" svg:x1="3.6cm" svg:y1="17.401cm" svg:x2="7.401cm" svg:y2="14.801cm">
          <text:p/>
        </draw:line>
        <draw:line draw:style-name="gr4" draw:text-style-name="P4" draw:layer="layout" svg:x1="2.801cm" svg:y1="10.001cm" svg:x2="6.602cm" svg:y2="7.401cm">
          <text:p/>
        </draw:line>
        <draw:line draw:style-name="gr4" draw:text-style-name="P4" draw:layer="layout" svg:x1="8.4cm" svg:y1="13.201cm" svg:x2="9.601cm" svg:y2="10.201cm">
          <text:p/>
        </draw:line>
        <draw:line draw:style-name="gr4" draw:text-style-name="P4" draw:layer="layout" svg:x1="11cm" svg:y1="9.001cm" svg:x2="14.001cm" svg:y2="7.001cm">
          <text:p/>
        </draw:line>
        <draw:line draw:style-name="gr4" draw:text-style-name="P4" draw:layer="layout" svg:x1="15.4cm" svg:y1="11.601cm" svg:x2="18.401cm" svg:y2="9.001cm">
          <text:p/>
        </draw:line>
        <draw:line draw:style-name="gr4" draw:text-style-name="P4" draw:layer="layout" svg:x1="15.4cm" svg:y1="5.601cm" svg:x2="19.801cm" svg:y2="2.801cm">
          <text:p/>
        </draw:line>
        <draw:line draw:style-name="gr4" draw:text-style-name="P4" draw:layer="layout" svg:x1="19.801cm" svg:y1="2.201cm" svg:x2="12.991cm" svg:y2="2.971cm">
          <text:p/>
        </draw:line>
        <draw:line draw:style-name="gr4" draw:text-style-name="P4" draw:layer="layout" svg:x1="10.8cm" svg:y1="9.802cm" svg:x2="13.602cm" svg:y2="12.001cm">
          <text:p/>
        </draw:line>
        <draw:line draw:style-name="gr4" draw:text-style-name="P4" draw:layer="layout" svg:x1="15.401cm" svg:y1="12.801cm" svg:x2="22.602cm" svg:y2="14.801cm">
          <text:p/>
        </draw:line>
        <draw:line draw:style-name="gr4" draw:text-style-name="P4" draw:layer="layout" svg:x1="19.601cm" svg:y1="8.801cm" svg:x2="24.201cm" svg:y2="9.401cm">
          <text:p/>
        </draw:line>
        <draw:line draw:style-name="gr4" draw:text-style-name="P4" draw:layer="layout" svg:x1="19.801cm" svg:y1="7.801cm" svg:x2="24.601cm" svg:y2="4.201cm">
          <text:p/>
        </draw:line>
        <draw:frame draw:style-name="gr5" draw:text-style-name="P6" draw:layer="layout" svg:width="1.8cm" svg:height="0.962cm" svg:x="3.601cm" svg:y="1.401cm">
          <draw:text-box>
            <text:p text:style-name="P5">23</text:p>
          </draw:text-box>
        </draw:frame>
        <draw:frame draw:style-name="gr5" draw:text-style-name="P6" draw:layer="layout" svg:width="1.8cm" svg:height="0.962cm" svg:x="3.601cm" svg:y="7.801cm">
          <draw:text-box>
            <text:p text:style-name="P5">18</text:p>
          </draw:text-box>
        </draw:frame>
        <draw:frame draw:style-name="gr5" draw:text-style-name="P6" draw:layer="layout" svg:width="1.8cm" svg:height="0.962cm" svg:x="2.201cm" svg:y="5.401cm">
          <draw:text-box>
            <text:p text:style-name="P5">14</text:p>
          </draw:text-box>
        </draw:frame>
        <draw:frame draw:style-name="gr5" draw:text-style-name="P6" draw:layer="layout" svg:width="1.8cm" svg:height="0.962cm" svg:x="2.579cm" svg:y="13.201cm">
          <draw:text-box>
            <text:p text:style-name="P5">43</text:p>
          </draw:text-box>
        </draw:frame>
        <draw:frame draw:style-name="gr5" draw:text-style-name="P6" draw:layer="layout" svg:width="1.8cm" svg:height="0.962cm" svg:x="5.201cm" svg:y="16.039cm">
          <draw:text-box>
            <text:p text:style-name="P5">32</text:p>
          </draw:text-box>
        </draw:frame>
        <draw:frame draw:style-name="gr5" draw:text-style-name="P6" draw:layer="layout" svg:width="1.8cm" svg:height="0.962cm" svg:x="9cm" svg:y="11.439cm">
          <draw:text-box>
            <text:p text:style-name="P5">24</text:p>
          </draw:text-box>
        </draw:frame>
        <draw:frame draw:style-name="gr5" draw:text-style-name="P6" draw:layer="layout" svg:width="1.8cm" svg:height="0.962cm" svg:x="12.201cm" svg:y="8.201cm">
          <draw:text-box>
            <text:p text:style-name="P5">41</text:p>
          </draw:text-box>
        </draw:frame>
        <draw:frame draw:style-name="gr5" draw:text-style-name="P6" draw:layer="layout" svg:width="1.8cm" svg:height="0.962cm" svg:x="9.601cm" svg:y="4.001cm">
          <draw:text-box>
            <text:p text:style-name="P5">12</text:p>
          </draw:text-box>
        </draw:frame>
        <draw:frame draw:style-name="gr5" draw:text-style-name="P6" draw:layer="layout" svg:width="1.8cm" svg:height="0.962cm" svg:x="15.801cm" svg:y="1.601cm">
          <draw:text-box>
            <text:p text:style-name="P5">5</text:p>
          </draw:text-box>
        </draw:frame>
        <draw:frame draw:style-name="gr5" draw:text-style-name="P6" draw:layer="layout" svg:width="1.8cm" svg:height="0.962cm" svg:x="17.601cm" svg:y="4.401cm">
          <draw:text-box>
            <text:p text:style-name="P5">4</text:p>
          </draw:text-box>
        </draw:frame>
        <draw:frame draw:style-name="gr5" draw:text-style-name="P6" draw:layer="layout" svg:width="1.8cm" svg:height="0.962cm" svg:x="22.201cm" svg:y="6.001cm">
          <draw:text-box>
            <text:p text:style-name="P5">8</text:p>
          </draw:text-box>
        </draw:frame>
        <draw:frame draw:style-name="gr5" draw:text-style-name="P6" draw:layer="layout" svg:width="1.8cm" svg:height="0.962cm" svg:x="16.801cm" svg:y="10.239cm">
          <draw:text-box>
            <text:p text:style-name="P5">11</text:p>
          </draw:text-box>
        </draw:frame>
        <draw:frame draw:style-name="gr5" draw:text-style-name="P6" draw:layer="layout" svg:width="1.8cm" svg:height="0.962cm" svg:x="21.201cm" svg:y="9.201cm">
          <draw:text-box>
            <text:p text:style-name="P5">9</text:p>
          </draw:text-box>
        </draw:frame>
        <draw:frame draw:style-name="gr5" draw:text-style-name="P6" draw:layer="layout" svg:width="1.8cm" svg:height="0.962cm" svg:x="17.601cm" svg:y="13.801cm">
          <draw:text-box>
            <text:p text:style-name="P5">17</text:p>
          </draw:text-box>
        </draw:frame>
        <draw:frame draw:style-name="gr5" draw:text-style-name="P6" draw:layer="layout" svg:width="1.8cm" svg:height="0.962cm" svg:x="11.601cm" svg:y="11.001cm">
          <draw:text-box>
            <text:p text:style-name="P5">21</text:p>
          </draw:text-box>
        </draw:frame>
        <draw:frame draw:style-name="gr2" draw:text-style-name="P2" draw:layer="layout" svg:width="15.8cm" svg:height="1.673cm" svg:x="10cm" svg:y="16.4cm">
          <draw:text-box>
            <text:p>Camino minimo de 0 a 1</text:p>
            <text:p>Camino minimo 44</text:p>
          </draw:text-box>
        </draw:frame>
        <draw:line draw:style-name="gr4" draw:text-style-name="P4" draw:layer="layout" svg:x1="9.002cm" svg:y1="14cm" svg:x2="14cm" svg:y2="13.2cm">
          <text:p/>
        </draw:line>
        <draw:frame draw:style-name="gr5" draw:text-style-name="P6" draw:layer="layout" svg:width="1.8cm" svg:height="0.962cm" svg:x="11cm" svg:y="13.8cm">
          <draw:text-box>
            <text:p text:style-name="P5">90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H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3T16:09:07.735799274</meta:creation-date>
    <dc:date>2017-06-23T18:27:55.892735451</dc:date>
    <meta:editing-duration>PT44M44S</meta:editing-duration>
    <meta:editing-cycles>1</meta:editing-cycles>
    <meta:document-statistic meta:object-count="136"/>
    <meta:generator>LibreOffice/5.1.4.2$Linux_X86_64 LibreOffice_project/10m0$Build-2</meta:generator>
  </office:meta>
</office:document-meta>
</file>